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4" style:family="paragraph" style:parent-style-name="Standard">
      <style:text-properties fo:font-style="normal" style:text-underline-style="none"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2">to be there.” But somewhere inside himself, in a place he cannot look at or acknowledge. He knows what is about to happen. <text:line-break/><text:line-break/>“You're a fucking </text:span><text:span text:style-name="T1">winner.</text:span><text:span text:style-name="T2">”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2">Face upturned he stared down the open corridor and his fingers laced the boots without vision, the action automatic. Whatever warning signs were screaming from the hidden places he could not hear </text:span><text:soft-page-break/><text:span text:style-name="T2">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2">Then the algorithm began to descend into the books and realities of his company. It looked in the dark places. Saw the slip shod work. The lack of understanding. The Mistakes and... he couldn't say it. But </text:span><text:span text:style-name="T2">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3"/>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text:line-break/><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text:soft-page-break/></text:p>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1-10T16:01:01.63</dc:date>
    <dc:creator>Blake Stanger</dc:creator>
    <meta:editing-duration>P3DT15H11M38S</meta:editing-duration>
    <meta:editing-cycles>242</meta:editing-cycles>
    <meta:generator>OpenOffice/4.1.11$Win32 OpenOffice.org_project/4111m1$Build-9808</meta:generator>
    <meta:document-statistic meta:table-count="0" meta:image-count="0" meta:object-count="0" meta:page-count="26" meta:paragraph-count="218" meta:word-count="14518" meta:character-count="80052"/>
  </office:meta>
</office:document-meta>
</file>